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4.8193in" fo:break-before="auto" style:use-optimal-row-height="true"/>
    </style:style>
    <style:style style:name="ro5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4-12-14T20:14:04.267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: 1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: 27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Relations.rsc|: 19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: 3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728,47,&lt;21,0&gt;,&lt;21,47&gt;): FALSE Internal compiler error: Executing function eval(" 3 + 4*5 ") ☞ ; instruction: STOREVAR 0, 0; message: org.eclipse.imp.pdb.facts.impl.primitive.StringValue$SimpleUnicodeString cannot be cast to org.eclipse.imp.pdb.facts.IConstructor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684,43,&lt;20,0&gt;,&lt;20,43&gt;): FALSE Internal compiler error: Executing function eval("7 + 3") ☞ ; instruction: STOREVAR 0, 0; message: org.eclipse.imp.pdb.facts.impl.primitive.StringValue$SimpleUnicodeString cannot be cast to org.eclipse.imp.pdb.facts.IConstructor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640,43,&lt;19,0&gt;,&lt;19,43&gt;): FALSE Internal compiler error: Executing function eval("7 * 3") ☞ ; instruction: STOREVAR 0, 0; message: org.eclipse.imp.pdb.facts.impl.primitive.StringValue$SimpleUnicodeString cannot be cast to org.eclipse.imp.pdb.facts.IConstructor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600,39,&lt;18,0&gt;,&lt;18,39&gt;): FALSE Internal compiler error: Executing function eval(" 7") ☞ ; instruction: STOREVAR 0, 0; message: org.eclipse.imp.pdb.facts.impl.primitive.StringValue$SimpleUnicodeString cannot be cast to org.eclipse.imp.pdb.facts.IConstructor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(2641,109,&lt;83,0&gt;,&lt;83,10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(7686,569,&lt;238,0&gt;,&lt;247,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(6643,471,&lt;216,0&gt;,&lt;225,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(450,183,&lt;26,0&gt;,&lt;35,1&gt;): FALSE test fails for arguments: {true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Relations.rsc|(846,178,&lt;26,0&gt;,&lt;29,47&gt;): FALSE test fails for arguments: {&lt;{&lt;{}&gt;},-1852054869,"yk6 "&gt;,&lt;{},1411477540,""&gt;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(1202,79,&lt;51,0&gt;,&lt;51,79&gt;): FALSE "inferred types"test fails for arguments: {&lt;"\n툧",-2007267581&gt;,&lt;"",-159769041&gt;,&lt;"7E9",-306500407&gt;,&lt;"",-441858976&gt;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(160,41,&lt;7,0&gt;,&lt;8,31&gt;):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012 tests executed; 25 failed; 1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Internal compiler error: Executing function eval(" 3 + 4*5 ") ☞ ; instruction: STOREVAR 0, 0; message: org.eclipse.imp.pdb.facts.impl.primitive.StringValue$SimpleUnicodeString cannot be cast to org.eclipse.imp.pdb.facts.IConstructor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Internal compiler error: Executing function eval("7 + 3") ☞ ; instruction: STOREVAR 0, 0; message: org.eclipse.imp.pdb.facts.impl.primitive.StringValue$SimpleUnicodeString cannot be cast to org.eclipse.imp.pdb.facts.IConstructor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Internal compiler error: Executing function eval("7 * 3") ☞ ; instruction: STOREVAR 0, 0; message: org.eclipse.imp.pdb.facts.impl.primitive.StringValue$SimpleUnicodeString cannot be cast to org.eclipse.imp.pdb.facts.IConstructor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Internal compiler error: Executing function eval(" 7") ☞ ; instruction: STOREVAR 0, 0; message: org.eclipse.imp.pdb.facts.impl.primitive.StringValue$SimpleUnicodeString cannot be cast to org.eclipse.imp.pdb.facts.IConstructor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yaml/Model.rsc|: Java("CompilerError","Internal compiler error: In function lang::yaml::Model/equalNodes(adt(\"Node\",[]);adt(\"Node\",[]);)#0/equalNodesRec(adt(\"Node\",[]);adt(\"Node\",[]);)#0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pTests.rsc|: Cannot execute due to compilation errors</text:p>
          </table:table-cell>
          <table:table-cell table:number-columns-repeated="1023"/>
        </table:table-row>
        <table:table-row table:style-name="ro1" table:number-rows-repeated="15">
          <table:table-cell table:style-name="ce24"/>
          <table:table-cell table:number-columns-repeated="1023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2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6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21:37:24.0610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12-14T21:38:53.907415000</dc:date>
    <meta:editing-duration>P30DT2H48M51S</meta:editing-duration>
    <meta:editing-cycles>105</meta:editing-cycles>
    <meta:generator>LibreOffice/4.3.3.2$MacOSX_X86_64 LibreOffice_project/9bb7eadab57b6755b1265afa86e04bf45fbfc644</meta:generator>
    <meta:document-statistic meta:table-count="5" meta:cell-count="451" meta:object-count="0"/>
  </office:meta>
</office:document-meta>
</file>